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5214264752982184090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144805981122630707" text:style-name="L2">
        <text:list-item>
          <text:list>
            <text:list-header>
              <text:p text:style-name="P8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7542672645053811355" text:style-name="L3">
        <text:list-item>
          <text:list>
            <text:list-header>
              <text:p text:style-name="P9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>Sun. 3/20/16: <text:span text:style-name="T1">7.5 miles</text:span></text:p>
      <text:p text:style-name="P1">Same course as yesterday only I ran and walked 4 times around the park.</text:p>
      <text:p text:style-name="P1">The first 6.5 miles I walked 0.17 miles at the beginning of each half mile, time 1:14:46 or 11:30/mile.</text:p>
      <text:p text:style-name="P1">The last mile I ran without walking in 9:13.</text:p>
      <text:p text:style-name="P1">Total time for 7.5 miles was 1:23:59 or 11:11/mi</text:p>
      <text:p text:style-name="P1"/>
      <text:p text:style-name="P1">Mon 3/21/16: <text:span text:style-name="T1">2.1 miles</text:span></text:p>
      <text:p text:style-name="P1">The lower left side of my right knee is hurting a little.</text:p>
      <text:p text:style-name="P1">Ran to Brookdale Park, once around the park at back and back at 10:15/mi.</text:p>
      <text:p text:style-name="P1">My knee feels okay.</text:p>
      <text:p text:style-name="P1"/>
      <text:p text:style-name="P1">Tues 3/22/16: <text:span text:style-name="T1">6 miles</text:span></text:p>
      <text:p text:style-name="P1">My knee is better but I will run mostly on outdoor track to protect it.</text:p>
      <text:p text:style-name="P1">I ran ½ mile to Brookdale Park track, 5 miles on track, and ½ miles back.</text:p>
      <text:p text:style-name="P1">The first two miles I ran without walking. The next 3 miles I walked about a minute at the beginning of each ½ mile. The last mile I ran without walking.</text:p>
      <text:p text:style-name="P1">Time for 6 miles was 1:04:56 or 10:49/mi </text:p>
      <text:p text:style-name="P1"/>
      <text:p text:style-name="P2">I will continue to include a good deal of walking in my training because I am now planning a 12 hour run in May. <text:s/>This event will include some walking and I want to practice walking and pacing.</text:p>
      <text:p text:style-name="P1"/>
      <text:p text:style-name="P1">Wed 3/23/16: <text:span text:style-name="T1">5.5 miles</text:span></text:p>
      <text:p text:style-name="P1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1">Times for each mile: <text:s/>9:13, 8:58, 10:02, 9:40, 7:51</text:p>
      <text:p text:style-name="P1">I rested 1 minute and jogged ½ mile back. <text:s/>I feel good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3T19:52:59.20</dc:date>
    <dc:creator>James Lombardi</dc:creator>
    <meta:editing-duration>PT9H26M13S</meta:editing-duration>
    <meta:editing-cycles>30</meta:editing-cycles>
    <meta:document-statistic meta:table-count="0" meta:image-count="0" meta:object-count="0" meta:page-count="5" meta:paragraph-count="174" meta:word-count="1382" meta:character-count="6933"/>
  </office:meta>
</office:document-meta>
</file>